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6pt" officeooo:rsid="00112b09" officeooo:paragraph-rsid="00112b09" style:font-size-asian="16pt" style:font-size-complex="16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unito" fo:font-size="13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weight="bold" officeooo:rsid="00112b09" officeooo:paragraph-rsid="00112b09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333333" style:font-name="Nunito" fo:font-size="13.5pt" fo:letter-spacing="normal" fo:font-style="normal"/>
    </style:style>
    <style:style style:name="T3" style:family="text">
      <style:text-properties fo:font-variant="normal" fo:text-transform="none" fo:color="#333333" style:font-name="Nunito" fo:font-size="13.5pt" fo:letter-spacing="normal" fo:font-style="normal" fo:font-weight="bold"/>
    </style:style>
    <style:style style:name="T4" style:family="text">
      <style:text-properties fo:font-variant="normal" fo:text-transform="none" fo:color="#333333" style:font-name="Nunito" fo:font-size="13.5pt" fo:letter-spacing="normal" fo:font-style="normal" fo:font-weight="normal"/>
    </style:style>
    <style:style style:name="T5" style:family="text">
      <style:text-properties fo:font-variant="normal" fo:text-transform="none" fo:color="#333333" style:font-name="Nunito" fo:font-size="10.5pt" fo:letter-spacing="normal" fo:font-style="normal" fo:font-weight="normal"/>
    </style:style>
    <style:style style:name="T6" style:family="text">
      <style:text-properties fo:font-variant="normal" fo:text-transform="none" fo:color="#337ab7" style:text-line-through-style="none" style:text-line-through-type="none" style:font-name="Nunito" fo:font-size="13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ample output:YES</text:span></text:p>
      <text:p text:style-name="Standard"><text:span text:style-name="T1">Explanation:</text:span></text:p>
      <text:p text:style-name="Standard"><text:span text:style-name="T1"><text:s text:c="3"/>Binary value of 5=101</text:span></text:p>
      <text:p text:style-name="Standard"><text:span text:style-name="T1"><text:s text:c="3"/>Palindrome of 5=101</text:span></text:p>
      <text:p text:style-name="Standard"><text:span text:style-name="T1"><text:s text:c="3"/>So it is YES else NO</text:span></text:p>
      <text:p text:style-name="Standard">n=int(input())</text:p>
      <text:p text:style-name="Standard">a=[]</text:p>
      <text:p text:style-name="Standard">b=[]</text:p>
      <text:p text:style-name="Standard">k=0</text:p>
      <text:p text:style-name="Standard">c=0</text:p>
      <text:p text:style-name="Standard">while(n&gt;0):</text:p>
      <text:p text:style-name="Standard"><text:s text:c="4"/>dig=n%2</text:p>
      <text:p text:style-name="Standard"><text:s text:c="4"/>a.append(dig)</text:p>
      <text:p text:style-name="Standard"><text:s text:c="4"/>n=n//2</text:p>
      <text:p text:style-name="Standard">for i in range(len(a)-1,-1,-1):</text:p>
      <text:p text:style-name="Standard"><text:s text:c="4"/>if a[i]==a[k]:</text:p>
      <text:p text:style-name="Standard"><text:s text:c="8"/>c=c+1</text:p>
      <text:p text:style-name="Standard"><text:s text:c="8"/>k=k+1</text:p>
      <text:p text:style-name="Standard"><text:s text:c="4"/>else:</text:p>
      <text:p text:style-name="Standard"><text:s text:c="8"/>k=k+1</text:p>
      <text:p text:style-name="Standard">if(c==len(a)):</text:p>
      <text:p text:style-name="Standard"><text:s text:c="4"/>print("YES")</text:p>
      <text:p text:style-name="Standard">else:</text:p>
      <text:p text:style-name="Standard"><text:s text:c="4"/>print("NO"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Sample input:</text:span></text:p>
      <text:p text:style-name="Standard"><text:span text:style-name="T1">2 3</text:span></text:p>
      <text:p text:style-name="Standard"><text:span text:style-name="T1">2 5 9</text:span></text:p>
      <text:p text:style-name="Standard"><text:span text:style-name="T1">6 8 3</text:span></text:p>
      <text:p text:style-name="Standard"><text:span text:style-name="T1">Sample output:</text:span></text:p>
      <text:p text:style-name="Standard"><text:span text:style-name="T1">1 1 0</text:span></text:p>
      <text:p text:style-name="Standard"><text:span text:style-name="T1">0 0 1</text:span></text:p>
      <text:p text:style-name="Standard"><text:span text:style-name="T1">Explanation:</text:span></text:p>
      <text:p text:style-name="Standard"><text:span text:style-name="T1">The prime number in the matrix is assigned to 1 else it should be assigned to 0</text:span></text:p>
      <text:p text:style-name="P1"><text:bookmark text:name="_GoBack"/></text:p>
      <text:p text:style-name="Standard">import numpy as np</text:p>
      <text:p text:style-name="Standard">R = int(input("Enter the number of rows:")) </text:p>
      <text:p text:style-name="Standard">C = int(input("Enter the number of columns:")) </text:p>
      <text:p text:style-name="Standard">k=1</text:p>
      <text:p text:style-name="Standard">c1=0</text:p>
      <text:p text:style-name="Standard">print("Enter the entries in a single line (separated by space): ") </text:p>
      <text:p text:style-name="Standard"><text:s text:c="2"/></text:p>
      <text:p text:style-name="Standard"># User input of entries in a <text:s/></text:p>
      <text:p text:style-name="Standard"># single line separated by space </text:p>
      <text:p text:style-name="Standard">entries = list(map(int, input().split())) </text:p>
      <text:p text:style-name="Standard"><text:s text:c="2"/></text:p>
      <text:p text:style-name="Standard"># For printing the matrix </text:p>
      <text:p text:style-name="Standard">matrix = np.array(entries).reshape(R, C) </text:p>
      <text:p text:style-name="Standard">for i in range(0,R):</text:p>
      <text:p text:style-name="Standard"><text:s text:c="4"/>for j in range(0,C):</text:p>
      <text:p text:style-name="Standard"><text:s text:c="8"/>while(k&lt;=matrix[i,j]):</text:p>
      <text:p text:style-name="Standard"><text:s text:c="12"/>if(matrix[i,j]%k==0):</text:p>
      <text:p text:style-name="Standard"><text:s text:c="16"/>c1+=1</text:p>
      <text:p text:style-name="Standard"><text:s text:c="16"/>k+=1</text:p>
      <text:p text:style-name="Standard"><text:s text:c="12"/>else:</text:p>
      <text:p text:style-name="Standard"><text:s text:c="16"/>k+=1</text:p>
      <text:p text:style-name="Standard"><text:soft-page-break/><text:s text:c="8"/>k=1</text:p>
      <text:p text:style-name="Standard"><text:s text:c="8"/>if(c1==2):</text:p>
      <text:p text:style-name="Standard"><text:s text:c="12"/>matrix[i,j]=1</text:p>
      <text:p text:style-name="Standard"><text:s text:c="8"/>else:</text:p>
      <text:p text:style-name="Standard"><text:s text:c="12"/>matrix[i,j]=0</text:p>
      <text:p text:style-name="Standard"><text:s text:c="8"/>c1=0</text:p>
      <text:p text:style-name="Standard">print(matrix)</text:p>
      <text:p text:style-name="Standard"/>
      <text:p text:style-name="P4">Given an even number (greater than 2), return two prime numbers whose sum will be equal to given number. There are several combinations possible. Print only first such pair. </text:p>
      <text:p text:style-name="P5"><text:span text:style-name="Strong_20_Emphasis"><text:span text:style-name="T3">NOTE:</text:span></text:span><text:span text:style-name="T4"> A solution will always exist, read </text:span><text:a xlink:type="simple" xlink:href="https://en.wikipedia.org/wiki/Goldbach%27s_conjecture" text:style-name="Internet_20_link" text:visited-style-name="Visited_20_Internet_20_Link"><text:span text:style-name="T6">Goldbach’s conjecture</text:span></text:a><text:span text:style-name="T4">.</text:span><text:span text:style-name="T5"> </text:span><text:span text:style-name="T4">Also, solve the problem in linear time complexity, i.e., O(n).</text:span></text:p>
      <text:p text:style-name="P5"><text:span text:style-name="Strong_20_Emphasis"><text:span text:style-name="T3">Input:</text:span></text:span><text:span text:style-name="T4"><text:line-break/>The first line contains T, the number of test cases. The following T lines consist of a number each, for which we'll find two prime numbers.</text:span></text:p>
      <text:p text:style-name="P5"><text:span text:style-name="Strong_20_Emphasis"><text:span text:style-name="T3">Note</text:span></text:span><text:span text:style-name="T4">: The number would always be an even number.</text:span></text:p>
      <text:p text:style-name="P5"><text:span text:style-name="Strong_20_Emphasis"><text:span text:style-name="T3">Output:</text:span></text:span><text:span text:style-name="T4"><text:line-break/>For every test case print two prime numbers space separated, such that the smaller number appears first. Answer for each test case must be in a new line.</text:span></text:p>
      <text:p text:style-name="P5"><text:span text:style-name="Strong_20_Emphasis"><text:span text:style-name="T3">Constraints:</text:span></text:span><text:span text:style-name="T4"><text:line-break/>1 ≤ T ≤ 70<text:line-break/>1 ≤ N ≤ 10000</text:span></text:p>
      <text:p text:style-name="P5"><text:span text:style-name="Strong_20_Emphasis"><text:span text:style-name="T3">Example:</text:span></text:span><text:span text:style-name="T5"><text:line-break/></text:span><text:span text:style-name="Strong_20_Emphasis"><text:span text:style-name="T3">Input:</text:span></text:span><text:span text:style-name="T5"><text:line-break/></text:span><text:span text:style-name="T4">5<text:line-break/>74<text:line-break/>1024<text:line-break/>66 <text:line-break/></text:span><text:soft-page-break/><text:span text:style-name="T4">8<text:line-break/>9990</text:span></text:p>
      <text:p text:style-name="P5"><text:span text:style-name="Strong_20_Emphasis"><text:span text:style-name="T3">Output:</text:span></text:span><text:span text:style-name="T5"><text:line-break/></text:span><text:span text:style-name="T4">3 71<text:line-break/>3 1021<text:line-break/>5 61<text:line-break/>3 5<text:line-break/>17 9973</text:span></text:p>
      <text:p text:style-name="P6"><text:span text:style-name="T2">Program:</text:span></text:p>
      <text:p text:style-name="P2">def prime(q):</text:p>
      <text:p text:style-name="P2"><text:s text:c="4"/>c=0</text:p>
      <text:p text:style-name="P2"><text:s text:c="4"/>for i in range(2,q):</text:p>
      <text:p text:style-name="P2"><text:s text:c="8"/>if(q%i==0):</text:p>
      <text:p text:style-name="P2"><text:s text:c="12"/>c+=1</text:p>
      <text:p text:style-name="P2"><text:s text:c="12"/>break</text:p>
      <text:p text:style-name="P2"><text:s text:c="4"/>if(c&gt;=1):</text:p>
      <text:p text:style-name="P2"><text:s text:c="8"/>return "false"</text:p>
      <text:p text:style-name="P2"><text:s text:c="4"/>else:</text:p>
      <text:p text:style-name="P2"><text:s text:c="8"/>return "true"</text:p>
      <text:p text:style-name="P2">n=int(input())</text:p>
      <text:p text:style-name="P2">a=[]</text:p>
      <text:p text:style-name="P2">for i in range(0,n):</text:p>
      <text:p text:style-name="P2"><text:s text:c="4"/>a.append(int(input()))</text:p>
      <text:p text:style-name="P2">for m in range(0,n):</text:p>
      <text:p text:style-name="P2"><text:s text:c="4"/>for k in range(2,a[m]):</text:p>
      <text:p text:style-name="P2"><text:s text:c="8"/>if(prime(k)=="true"):</text:p>
      <text:p text:style-name="P2"><text:soft-page-break/><text:s text:c="12"/>if(prime(a[m]-k)=="true"):</text:p>
      <text:p text:style-name="P2"><text:s text:c="16"/>print(k,a[m]-k)</text:p>
      <text:p text:style-name="P2"><text:s text:c="16"/>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yaiah jagadesh</meta:initial-creator>
    <meta:editing-cycles>3</meta:editing-cycles>
    <meta:creation-date>2019-07-16T14:35:00</meta:creation-date>
    <dc:date>2019-10-24T21:18:04.504709275</dc:date>
    <meta:editing-duration>PT8M10S</meta:editing-duration>
    <meta:generator>LibreOffice/5.2.7.2$Linux_X86_64 LibreOffice_project/20m0$Build-2</meta:generator>
    <meta:document-statistic meta:table-count="0" meta:image-count="0" meta:object-count="0" meta:page-count="5" meta:paragraph-count="90" meta:word-count="332" meta:character-count="2288" meta:non-whitespace-character-count="17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